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background-color="transparent"/>
    </style:style>
    <style:style style:name="P5" style:family="paragraph" style:parent-style-name="note">
      <style:text-properties fo:language="en" fo:country="US"/>
    </style:style>
    <style:style style:name="P6" style:family="paragraph" style:parent-style-name="cmd_5f_root">
      <style:text-properties fo:language="en" fo:country="US"/>
    </style:style>
    <style:style style:name="P7" style:family="paragraph" style:parent-style-name="cmd_5f_code">
      <style:text-properties fo:language="en" fo:country="US"/>
    </style:style>
    <style:style style:name="P8" style:family="paragraph" style:parent-style-name="cmd_5f_code">
      <style:text-properties style:font-name="Courier New" fo:font-size="10.5pt"/>
    </style:style>
    <style:style style:name="P9" style:family="paragraph" style:parent-style-name="cmd_5f_code">
      <style:text-properties style:font-name="Courier New" fo:font-size="10.5pt" fo:language="en" fo:country="US"/>
    </style:style>
    <style:style style:name="P10" style:family="paragraph" style:parent-style-name="Default_5f_ntt">
      <style:paragraph-properties fo:text-align="start" style:justify-single-word="false"/>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scpi0">
      <style:text-properties fo:background-color="transparent"/>
    </style:style>
    <style:style style:name="P14" style:family="paragraph" style:parent-style-name="Standard">
      <style:text-properties fo:background-color="transparent"/>
    </style:style>
    <style:style style:name="P15" style:family="paragraph" style:parent-style-name="Standard">
      <style:text-properties fo:language="en" fo:country="US"/>
    </style:style>
    <style:style style:name="P16" style:family="paragraph" style:parent-style-name="Standard">
      <style:text-properties fo:language="en" fo:country="US" fo:font-style="normal" style:font-style-asian="normal" style:font-style-complex="normal"/>
    </style:style>
    <style:style style:name="P17" style:family="paragraph" style:parent-style-name="cmd_5f_code">
      <style:text-properties style:font-name="Courier New" fo:font-size="10.5pt" fo:language="en" fo:country="US"/>
    </style:style>
    <style:style style:name="P18" style:family="paragraph" style:parent-style-name="cmd_5f_code">
      <style:text-properties fo:language="en" fo:country="US"/>
    </style:style>
    <style:style style:name="P19" style:family="paragraph" style:parent-style-name="Heading_20_1" style:master-page-name="First_20_Page">
      <style:paragraph-properties style:page-number="auto"/>
    </style:style>
    <style:style style:name="P20" style:family="paragraph" style:parent-style-name="Heading_20_2">
      <style:paragraph-properties fo:break-before="auto" fo:break-after="auto"/>
    </style:style>
    <style:style style:name="P21" style:family="paragraph" style:parent-style-name="cmd_5f_root">
      <style:text-properties fo:font-size="10.5pt"/>
    </style:style>
    <style:style style:name="P22" style:family="paragraph" style:parent-style-name="cmd_5f_code_5f_single">
      <style:text-properties fo:language="en" fo:country="US"/>
    </style:style>
    <style:style style:name="P23" style:family="paragraph" style:parent-style-name="scpi0">
      <style:text-properties fo:background-color="#ffff00"/>
    </style:style>
    <style:style style:name="P24" style:family="paragraph" style:parent-style-name="Default_5f_ntt">
      <style:text-properties fo:language="en" fo:country="US"/>
    </style:style>
    <style:style style:name="P2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background-color="transparent" loext:char-shading-value="0"/>
    </style:style>
    <style:style style:name="T4" style:family="text">
      <style:text-properties style:font-name="Courier New" fo:font-size="10.5pt"/>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17054160" text:id="ct117054160">
          <text:insertion>
            <office:change-info>
              <dc:creator>Denis Kotlar</dc:creator>
              <dc:date>2016-11-04T10:08:00</dc:date>
            </office:change-info>
          </text:insertion>
        </text:changed-region>
        <text:changed-region xml:id="ct50262368" text:id="ct50262368">
          <text:insertion>
            <office:change-info>
              <dc:creator>Denis Kotlar</dc:creator>
              <dc:date>2016-11-04T10:08:00</dc:date>
            </office:change-info>
          </text:insertion>
        </text:changed-region>
        <text:changed-region xml:id="ct118061856" text:id="ct118061856">
          <text:insertion>
            <office:change-info>
              <dc:creator>Denis Kotlar</dc:creator>
              <dc:date>2016-11-04T10:08:00</dc:date>
            </office:change-info>
          </text:insertion>
        </text:changed-region>
        <text:changed-region xml:id="ct125772720" text:id="ct125772720">
          <text:insertion>
            <office:change-info>
              <dc:creator>Denis Kotlar</dc:creator>
              <dc:date>2016-11-04T10:08:00</dc:date>
            </office:change-info>
          </text:insertion>
        </text:changed-region>
        <text:changed-region xml:id="ct121609488" text:id="ct121609488">
          <text:insertion>
            <office:change-info>
              <dc:creator>Denis Kotlar</dc:creator>
              <dc:date>2016-11-04T10:09:00</dc:date>
            </office:change-info>
          </text:insertion>
        </text:changed-region>
        <text:changed-region xml:id="ct123699120" text:id="ct123699120">
          <text:insertion>
            <office:change-info>
              <dc:creator>Denis Kotlar</dc:creator>
              <dc:date>2016-11-04T10:09:00</dc:date>
            </office:change-info>
          </text:insertion>
        </text:changed-region>
        <text:changed-region xml:id="ct44780864" text:id="ct44780864">
          <text:insertion>
            <office:change-info>
              <dc:creator>Denis Kotlar</dc:creator>
              <dc:date>2016-11-04T10:09:00</dc:date>
            </office:change-info>
          </text:insertion>
        </text:changed-region>
        <text:changed-region xml:id="ct52380896" text:id="ct52380896">
          <text:insertion>
            <office:change-info>
              <dc:creator>Denis Kotlar</dc:creator>
              <dc:date>2016-11-04T10:09:00</dc:date>
            </office:change-info>
          </text:insertion>
        </text:changed-region>
        <text:changed-region xml:id="ct112382816" text:id="ct112382816">
          <text:insertion>
            <office:change-info>
              <dc:creator>Denis Kotlar</dc:creator>
              <dc:date>2016-11-04T10:09:00</dc:date>
            </office:change-info>
          </text:insertion>
        </text:changed-region>
        <text:changed-region xml:id="ct57196448" text:id="ct57196448">
          <text:insertion>
            <office:change-info>
              <dc:creator>Denis Kotlar</dc:creator>
              <dc:date>2016-11-04T10:09:00</dc:date>
            </office:change-info>
          </text:insertion>
        </text:changed-region>
        <text:changed-region xml:id="ct125630608" text:id="ct125630608">
          <text:insertion>
            <office:change-info>
              <dc:creator>Denis Kotlar</dc:creator>
              <dc:date>2016-11-04T10:09:00</dc:date>
            </office:change-info>
          </text:insertion>
        </text:changed-region>
        <text:changed-region xml:id="ct121943872" text:id="ct121943872">
          <text:insertion>
            <office:change-info>
              <dc:creator>Denis Kotlar</dc:creator>
              <dc:date>2016-11-04T10:09:00</dc:date>
            </office:change-info>
          </text:insertion>
        </text:changed-region>
        <text:changed-region xml:id="ct120768960" text:id="ct120768960">
          <text:insertion>
            <office:change-info>
              <dc:creator>Denis Kotlar</dc:creator>
              <dc:date>2016-11-04T10:09:00</dc:date>
            </office:change-info>
          </text:insertion>
        </text:changed-region>
        <text:changed-region xml:id="ct121643168" text:id="ct121643168">
          <text:insertion>
            <office:change-info>
              <dc:creator>Denis Kotlar</dc:creator>
              <dc:date>2016-11-04T10:09:00</dc:date>
            </office:change-info>
          </text:insertion>
        </text:changed-region>
        <text:changed-region xml:id="ct48658176" text:id="ct48658176">
          <text:insertion>
            <office:change-info>
              <dc:creator>Denis Kotlar</dc:creator>
              <dc:date>2016-11-04T10:09:00</dc:date>
            </office:change-info>
          </text:insertion>
        </text:changed-region>
        <text:changed-region xml:id="ct119649712" text:id="ct119649712">
          <text:insertion>
            <office:change-info>
              <dc:creator>Denis Kotlar</dc:creator>
              <dc:date>2016-11-04T10:09:00</dc:date>
            </office:change-info>
          </text:insertion>
        </text:changed-region>
        <text:changed-region xml:id="ct120265872" text:id="ct120265872">
          <text:insertion>
            <office:change-info>
              <dc:creator>Denis Kotlar</dc:creator>
              <dc:date>2016-11-04T10:09:00</dc:date>
            </office:change-info>
          </text:insertion>
        </text:changed-region>
        <text:changed-region xml:id="ct120250480" text:id="ct120250480">
          <text:insertion>
            <office:change-info>
              <dc:creator>Denis Kotlar</dc:creator>
              <dc:date>2016-11-04T10:09:00</dc:date>
            </office:change-info>
          </text:insertion>
        </text:changed-region>
        <text:changed-region xml:id="ct116405936" text:id="ct116405936">
          <text:insertion>
            <office:change-info>
              <dc:creator>Denis Kotlar</dc:creator>
              <dc:date>2016-11-04T10:09:00</dc:date>
            </office:change-info>
          </text:insertion>
        </text:changed-region>
        <text:changed-region xml:id="ct118121936" text:id="ct118121936">
          <text:insertion>
            <office:change-info>
              <dc:creator>Denis Kotlar</dc:creator>
              <dc:date>2016-11-04T10:09:00</dc:date>
            </office:change-info>
          </text:insertion>
        </text:changed-region>
        <text:changed-region xml:id="ct121543952" text:id="ct121543952">
          <text:insertion>
            <office:change-info>
              <dc:creator>Denis Kotlar</dc:creator>
              <dc:date>2016-11-04T10:09:00</dc:date>
            </office:change-info>
          </text:insertion>
        </text:changed-region>
        <text:changed-region xml:id="ct117672304" text:id="ct117672304">
          <text:insertion>
            <office:change-info>
              <dc:creator>Denis Kotlar</dc:creator>
              <dc:date>2016-11-04T10:09:00</dc:date>
            </office:change-info>
          </text:insertion>
        </text:changed-region>
        <text:changed-region xml:id="ct121548368" text:id="ct121548368">
          <text:insertion>
            <office:change-info>
              <dc:creator>Denis Kotlar</dc:creator>
              <dc:date>2016-11-04T10:09:00</dc:date>
            </office:change-info>
          </text:insertion>
        </text:changed-region>
        <text:changed-region xml:id="ct116936704" text:id="ct116936704">
          <text:insertion>
            <office:change-info>
              <dc:creator>Denis Kotlar</dc:creator>
              <dc:date>2016-11-04T10:09:00</dc:date>
            </office:change-info>
          </text:insertion>
        </text:changed-region>
        <text:changed-region xml:id="ct117502608" text:id="ct117502608">
          <text:insertion>
            <office:change-info>
              <dc:creator>Denis Kotlar</dc:creator>
              <dc:date>2016-11-04T10:09:00</dc:date>
            </office:change-info>
          </text:insertion>
        </text:changed-region>
        <text:changed-region xml:id="ct118034000" text:id="ct118034000">
          <text:insertion>
            <office:change-info>
              <dc:creator>Denis Kotlar</dc:creator>
              <dc:date>2016-11-04T1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873360126865566035" text:style-name="Outline">
        <text:list-item>
          <text:h text:style-name="P19" text:outline-level="1"><text:bookmark-start text:name="__RefHeading__6099_1338916529"/>Common command reference<text:bookmark-end text:name="__RefHeading__6099_1338916529"/></text:h>
        </text:list-item>
      </text:list>
      <text:p text:style-name="P1">This section summarizes the mandatory subset of IEEE 488.2 commands that is a requirement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3"><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1">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23"><text:change-start text:change-id="ct117054160"/><text:a xlink:type="simple" xlink:href="#trg" text:style-name="Internet_20_link" text:visited-style-name="Visited_20_Internet_20_Link"><text:span text:style-name="T3">*TRG</text:span></text:a><text:change-end text:change-id="ct117054160"/></text:p>
          </table:table-cell>
          <table:table-cell table:style-name="Table147.A2" office:value-type="string">
            <text:p text:style-name="P14"><text:change-start text:change-id="ct50262368"/>Generates a software trigger<text:change-end text:change-id="ct50262368"/></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change-start text:change-id="ct118061856"/><text:a xlink:type="simple" xlink:href="#wai" text:style-name="Internet_20_link" text:visited-style-name="Visited_20_Internet_20_Link">*WAI</text:a><text:change-end text:change-id="ct118061856"/></text:p>
          </table:table-cell>
          <table:table-cell table:style-name="Table147.A2" office:value-type="string">
            <text:p text:style-name="scpi0"><text:change-start text:change-id="ct125772720"/>Waits until all pending commands are completed<text:change-end text:change-id="ct125772720"/></text:p>
          </table:table-cell>
        </table:table-row>
      </table:table>
      <text:list xml:id="list100939240869615" text:continue-numbering="true" text:style-name="Outline">
        <text:list-item>
          <text:list>
            <text:list-item>
              <text:h text:style-name="Heading_20_2" text:outline-level="2">*<text:bookmark-start text:name="cls"/>CLS<text:bookmark-end text:name="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6">*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181186540531192858"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0">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3">None</text:p>
          </table:table-cell>
        </table:table-row>
        <table:table-row>
          <table:table-cell table:style-name="Table6.A1" office:value-type="string">
            <text:p text:style-name="P11">Related Commands</text:p>
          </table:table-cell>
          <table:table-cell table:style-name="Table6.A1" office:value-type="string">
            <text:p text:style-name="P3">*ESR?</text:p>
            <text:p text:style-name="P3">STATus:OPERation[:EVENt]</text:p>
            <text:p text:style-name="P3">STATus:OPERation:INSTrument[:EVENt]</text:p>
            <text:p text:style-name="P3">STATus:OPERation:INSTrument:ISUMmary[&lt;n&gt;][:EVENt]</text:p>
            <text:p text:style-name="Standard">STATus:QUEStionable[:EVENt]</text:p>
            <text:p text:style-name="P3">STATus:QUEStionable:INSTrument[:EVENt]</text:p>
            <text:p text:style-name="P3">STATus:QUEStionable:INSTrument:ISUMmary[&lt;n&gt;][:EVENt]</text:p>
            <text:p text:style-name="P3">SYSTem:ERRor</text:p>
          </table:table-cell>
        </table:table-row>
      </table:table>
      <text:list xml:id="list100939849256740" text:continue-list="list100939240869615" text:style-name="Outline">
        <text:list-item>
          <text:list>
            <text:list-item>
              <text:h text:style-name="Heading_20_2" text:outline-level="2">*<text:bookmark-start text:name="ese"/>ESE<text:bookmark-end text:nam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6">*ESE {&lt;value&gt;}</text:p>
            <text:p text:style-name="P6">*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programs the Standard Event Status Enable register bits. The programming determines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to cause the Event Summary Bit (ESB) of the Status Byte Register to be set.</text:p>
            <text:p text:style-name="P1">A STATus:PRESet command does not clear the bits in the Status Byte register.</text:p>
            <text:p text:style-name="P1"><text:soft-page-break/>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2">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2">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3">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5">Usage</text:span><text:span text:style-name="T6"> </text:span><text:span text:style-name="T5">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4">"</text:span>Execution error<text:span text:style-name="T4">"</text:span></text:p>
          </table:table-cell>
          <table:covered-table-cell/>
          <table:covered-table-cell/>
          <table:covered-table-cell/>
        </table:table-row>
        <table:table-row table:style-name="Table8.6">
          <table:table-cell table:style-name="Table8.A6" office:value-type="string">
            <text:p text:style-name="P11">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100940737921702" text:continue-numbering="true" text:style-name="Outline">
        <text:list-item>
          <text:list>
            <text:list-item>
              <text:h text:style-name="P20" text:outline-level="2">*<text:bookmark-start text:name="esr"/>ESR<text:bookmark-end text:name="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6">*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3">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5">Usage</text:span><text:span text:style-name="T6"> </text:span><text:span text:style-name="T5">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00941263253741" text:continue-numbering="true" text:style-name="Outline">
        <text:list-item>
          <text:list>
            <text:list-item>
              <text:h text:style-name="Heading_20_2" text:outline-level="2">*<text:bookmark-start text:name="idn"/>IDN<text:bookmark-end text:name="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6">*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1">The following system parameters will be displayed: &lt;</text:span><text:span text:style-name="T2">vendor&gt;, &lt;model&gt;, &lt;serial number&gt;, &lt;firmware&gt;. The &lt;model&gt; include information about used CPU in brackets and could be Mega, Due or Simulator. More information about simulator could be found in </text:span><text:a xlink:type="simple" xlink:href="http://www.envox.hr/eez/bench-power-supply/psu-scpi-reference-manual/psu-scpi-simulator.html" text:style-name="Internet_20_link" text:visited-style-name="Visited_20_Internet_20_Link">Section 9</text:a><text:span text:style-name="T2">.</text:span></text:p>
          </table:table-cell>
        </table:table-row>
        <table:table-row table:style-name="Table12.4">
          <table:table-cell table:style-name="Table12.A4" office:value-type="string">
            <text:p text:style-name="Default_5f_ntt"><text:span text:style-name="T5">Usage</text:span><text:span text:style-name="T6"> </text:span><text:span text:style-name="T5">example</text:span></text:p>
          </table:table-cell>
          <table:table-cell table:style-name="Table12.A4" office:value-type="string">
            <text:p text:style-name="P7">*IDN?</text:p>
            <text:p text:style-name="cmd_5f_code_20_Start">EEZ,PSU 2/50/03 (Due),00001,M1.0.96 </text:p>
          </table:table-cell>
        </table:table-row>
      </table:table>
      <text:list xml:id="list100939312652538" text:continue-numbering="true" text:style-name="Outline">
        <text:list-item>
          <text:list>
            <text:list-item>
              <text:h text:style-name="Heading_20_2" text:outline-level="2">*<text:bookmark-start text:name="opc"/>OPC<text:bookmark-end text:name="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6">*OPC</text:p>
            <text:p text:style-name="P6">*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PSU to set the OPC bit (bit 0) of the Standard Event Status register when the PSU has completed all pending operations sent before *OPC. Pending operations are complete when:</text:p>
            <text:list xml:id="list100940082590469" text:continue-list="list181186540531192858" text:style-name="List_20_1">
              <text:list-item>
                <text:p text:style-name="List_20_1_20_Start"><text:soft-page-break/>All commands sent before *OPC,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3">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5">Usage</text:span><text:span text:style-name="T6"> </text:span><text:span text:style-name="T5">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00940350987790" text:continue-list="list100939312652538" text:style-name="Outline">
        <text:list-item>
          <text:list>
            <text:list-item>
              <text:h text:style-name="Heading_20_2" text:outline-level="2">*<text:bookmark-start text:name="rcl"/>RCL<text:bookmark-end text:name="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6">*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5">The PSU uses location 0 to automatically hold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2">Name</text:p>
          </table:table-cell>
          <table:table-cell table:style-name="Table182.B3" office:value-type="string">
            <text:p text:style-name="P2">Type</text:p>
          </table:table-cell>
          <table:table-cell table:style-name="Table182.B3" office:value-type="string">
            <text:p text:style-name="P2">Range</text:p>
          </table:table-cell>
          <table:table-cell table:style-name="Table182.B3" office:value-type="string">
            <text:p text:style-name="P2">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2">Numeric</text:p>
          </table:table-cell>
          <table:table-cell table:style-name="Table182.A1" office:value-type="string">
            <text:p text:style-name="P2">0 – 9 </text:p>
          </table:table-cell>
          <table:table-cell table:style-name="Table182.A1" office:value-type="string">
            <text:p text:style-name="P2">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3">None</text:p>
          </table:table-cell>
          <table:covered-table-cell/>
          <table:covered-table-cell/>
          <table:covered-table-cell/>
        </table:table-row>
        <table:table-row table:style-name="Table182.6">
          <table:table-cell table:style-name="Table182.A6" office:value-type="string">
            <text:p text:style-name="Default_5f_ntt"><text:span text:style-name="T5">Usage</text:span><text:span text:style-name="T6"> </text:span><text:span text:style-name="T5">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t">Errors</text:p>
          </table:table-cell>
          <table:table-cell table:style-name="Table182.A6" table:number-columns-spanned="4" office:value-type="string">
            <text:p text:style-name="P8"/>
          </table:table-cell>
          <table:covered-table-cell/>
          <table:covered-table-cell/>
          <table:covered-table-cell/>
        </table:table-row>
        <table:table-row table:style-name="Table182.6">
          <table:table-cell table:style-name="Table182.A6" office:value-type="string">
            <text:p text:style-name="P11">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00940807911029" text:continue-numbering="true" text:style-name="Outline">
        <text:list-item>
          <text:list>
            <text:list-item>
              <text:h text:style-name="Heading_20_2" text:outline-level="2">*<text:bookmark-start text:name="rst"/>RST<text:bookmark-end text:name="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6">*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 the PSU to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 the error queue. The reset command explicitly will NOT affect calibration data nor any of saved configuration profiles (0 to 9). </text:p>
            <text:p text:style-name="P4">When *RST is issued all output are set to OFF, and voltage and current are programmed to 0. Power up sequence is started. All SPI peripherals are reinitialize except Ethernet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3">None</text:p>
          </table:table-cell>
        </table:table-row>
        <table:table-row table:style-name="Table13.4">
          <table:table-cell table:style-name="Table13.A4" office:value-type="string">
            <text:p text:style-name="Default_5f_ntt"><text:span text:style-name="T5">Usage</text:span><text:span text:style-name="T6"> </text:span><text:span text:style-name="T5">example</text:span></text:p>
          </table:table-cell>
          <table:table-cell table:style-name="Table13.A4" office:value-type="string">
            <text:p text:style-name="cmd_5f_code">*RST</text:p>
            <text:p text:style-name="cmd_5f_code">MEMory:RECall:AUTO</text:p>
            <text:p text:style-name="cmd_5f_code">SYSTem:POWer</text:p>
          </table:table-cell>
        </table:table-row>
        <text:soft-page-break/>
        <table:table-row table:style-name="Table13.4">
          <table:table-cell table:style-name="Table13.A4" office:value-type="string">
            <text:p text:style-name="P11">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00940325936245" text:continue-numbering="true" text:style-name="Outline">
        <text:list-item>
          <text:list>
            <text:list-item>
              <text:h text:style-name="Heading_20_2" text:outline-level="2">*<text:bookmark-start text:name="sav"/>SAV<text:bookmark-end text:name="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6">*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available to user to store current PSU states. The following channel and system parameters will be stored in the non-volatile memory:</text:p>
            <text:list xml:id="list100940180613053" text:continue-list="list100940082590469" text:style-name="List_20_1">
              <text:list-item>
                <text:p text:style-name="List_20_1_20_Start"><office:annotation><dc:creator>Denis Kotlar</dc:creator><dc:date>2016-10-10T12:06:44</dc:date><text:p text:style-name="P25"><text:span text:style-name="T7">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List_20_1">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You can assign a user-defined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text:span text:style-name="T1">A reset (</text:span><text:a xlink:type="simple" xlink:href="http://www.envox.hr/eez/bench-power-supply/psu-scpi-reference-manual/psu-scpi-common-command-reference.html#rst" text:style-name="Internet_20_link" text:visited-style-name="Visited_20_Internet_20_Link">*RST</text:a><text:span text:style-name="T1"> command) does not affect the configurations stored in memory. Once a state is stored, it remains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1"> command. </text:span></text:p>
            <text:p text:style-name="P11"/>
            <text:p text:style-name="P5">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2">Name</text:p>
          </table:table-cell>
          <table:table-cell table:style-name="Table181.B3" office:value-type="string">
            <text:p text:style-name="P2">Type</text:p>
          </table:table-cell>
          <table:table-cell table:style-name="Table181.B3" office:value-type="string">
            <text:p text:style-name="P2">Range</text:p>
          </table:table-cell>
          <table:table-cell table:style-name="Table181.B3" office:value-type="string">
            <text:p text:style-name="P2">Default</text:p>
          </table:table-cell>
        </table:table-row>
        <table:table-row>
          <table:covered-table-cell/>
          <table:table-cell table:style-name="Table181.A1" office:value-type="string">
            <text:p text:style-name="P1">&lt;profile&gt;</text:p>
          </table:table-cell>
          <table:table-cell table:style-name="Table181.A1" office:value-type="string">
            <text:p text:style-name="P2">Numeric</text:p>
          </table:table-cell>
          <table:table-cell table:style-name="Table181.A1" office:value-type="string">
            <text:p text:style-name="P2">1 – 9 </text:p>
          </table:table-cell>
          <table:table-cell table:style-name="Table181.A1" office:value-type="string">
            <text:p text:style-name="P2">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2">None</text:p>
          </table:table-cell>
          <table:covered-table-cell/>
          <table:covered-table-cell/>
          <table:covered-table-cell/>
        </table:table-row>
        <table:table-row table:style-name="Table181.6">
          <table:table-cell table:style-name="Table181.A6" office:value-type="string">
            <text:p text:style-name="Default_5f_ntt"><text:span text:style-name="T5">Usage</text:span><text:span text:style-name="T6"> </text:span><text:span text:style-name="T5">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1">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100939745064525" text:continue-list="list100940325936245" text:style-name="Outline">
        <text:list-item>
          <text:list>
            <text:list-item>
              <text:h text:style-name="Heading_20_2" text:outline-level="2">*<text:bookmark-start text:name="stb"/>STB<text:bookmark-end text:name="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6">*STB?</text:p>
          </table:table-cell>
        </table:table-row>
        <text:soft-page-break/>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the bits are not cleared when it is read.</text:p>
            <text:p text:style-name="P1">A serial poll also returns the value of the Status Byte register, except that bit 6 returns Request for Service (RQS) instead of Master Status Summary (MSS). A serial poll clears RQS, but not MSS. When MSS is set, it indicates tha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3">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5">Usage</text:span><text:span text:style-name="T6"> </text:span><text:span text:style-name="T5">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1">Related Commands</text:p>
          </table:table-cell>
          <table:table-cell table:style-name="Table15.A4" office:value-type="string">
            <text:p text:style-name="Standard">*SRE</text:p>
          </table:table-cell>
        </table:table-row>
      </table:table>
      <text:list xml:id="list100939752062996" text:continue-numbering="true" text:style-name="Outline">
        <text:list-item>
          <text:list>
            <text:list-item>
              <text:h text:style-name="Heading_20_2" text:outline-level="2">*<text:bookmark-start text:name="trg"/>TRG<text:bookmark-end text:name="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text:change-start text:change-id="ct121609488"/>Syntax<text:change-end text:change-id="ct121609488"/></text:p>
          </table:table-cell>
          <table:table-cell table:style-name="Table1.A1" office:value-type="string">
            <text:p text:style-name="cmd_5f_root"><text:change-start text:change-id="ct123699120"/>*TRG<text:change-end text:change-id="ct123699120"/></text:p>
          </table:table-cell>
        </table:table-row>
        <table:table-row>
          <table:table-cell table:style-name="Table1.A1" office:value-type="string">
            <text:p text:style-name="Default_5f_ntt"><text:change-start text:change-id="ct44780864"/>Description<text:change-end text:change-id="ct44780864"/></text:p>
          </table:table-cell>
          <table:table-cell table:style-name="Table1.A1" office:value-type="string">
            <text:p text:style-name="P1"><text:change-start text:change-id="ct52380896"/>This command generates a trigger to the trigger subsystem that has selected a bus </text:p>
            <text:p text:style-name="P1">(software) trigger as its source (TRIGger[:SEQuence]:SOURce BUS).<text:change-end text:change-id="ct52380896"/></text:p>
          </table:table-cell>
        </table:table-row>
        <table:table-row>
          <table:table-cell table:style-name="Table1.A1" office:value-type="string">
            <text:p text:style-name="Default_5f_ntt"><text:change-start text:change-id="ct112382816"/>Return<text:change-end text:change-id="ct112382816"/></text:p>
          </table:table-cell>
          <table:table-cell table:style-name="Table1.A1" office:value-type="string">
            <text:p text:style-name="P3"><text:change-start text:change-id="ct57196448"/>None<text:change-end text:change-id="ct57196448"/></text:p>
          </table:table-cell>
        </table:table-row>
        <table:table-row table:style-name="Table1.4">
          <table:table-cell table:style-name="Table1.A4" office:value-type="string">
            <text:p text:style-name="Default_5f_ntt"><text:change-start text:change-id="ct125630608"/><text:span text:style-name="T5">Usage</text:span><text:span text:style-name="T6"> </text:span><text:span text:style-name="T5">example</text:span><text:change-end text:change-id="ct125630608"/></text:p>
          </table:table-cell>
          <table:table-cell table:style-name="Table1.A4" office:value-type="string">
            <text:p text:style-name="P1"><text:change-start text:change-id="ct121943872"/>Generate a trigger operation after 5 seconds:</text:p>
            <text:p text:style-name="cmd_5f_code_20_Start">TRIG:SOUR BUS</text:p>
            <text:p text:style-name="cmd_5f_code">TRIG:DEL 5</text:p>
            <text:p text:style-name="cmd_5f_code">INIT</text:p>
            <text:p text:style-name="P7">*TRG<text:change-end text:change-id="ct121943872"/></text:p>
          </table:table-cell>
        </table:table-row>
        <table:table-row table:style-name="Table1.4">
          <table:table-cell table:style-name="Table1.A4" office:value-type="string">
            <text:p text:style-name="Default_5f_ntt"><text:change-start text:change-id="ct120768960"/>Errors<text:change-end text:change-id="ct120768960"/></text:p>
          </table:table-cell>
          <table:table-cell table:style-name="Table1.A4" office:value-type="string">
            <text:p text:style-name="P7"><text:change-start text:change-id="ct121643168"/>-211, <text:span text:style-name="T4">"</text:span>Trigger ignored<text:span text:style-name="T4">"</text:span></text:p>
            <text:p text:style-name="P9">304,"Incompatible transient modes"</text:p>
            <text:p text:style-name="P9">307,"List lengths are not equivalent"<text:change-end text:change-id="ct121643168"/></text:p>
          </table:table-cell>
        </table:table-row>
        <table:table-row table:style-name="Table1.4">
          <table:table-cell table:style-name="Table1.A4" office:value-type="string">
            <text:p text:style-name="P11"><text:change-start text:change-id="ct48658176"/>Related Commands<text:change-end text:change-id="ct48658176"/></text:p>
          </table:table-cell>
          <table:table-cell table:style-name="Table1.A4" office:value-type="string">
            <text:p text:style-name="Standard"><text:change-start text:change-id="ct119649712"/>*GET</text:p>
            <text:p text:style-name="Standard">*WAI</text:p>
            <text:p text:style-name="Standard">ABORt</text:p>
            <text:p text:style-name="Standard">INITiate</text:p>
            <text:p text:style-name="Standard">TRIGger[:SEQuence]:DELay</text:p>
            <text:p text:style-name="P1">TRIGger[:SEQuence]:SOURce<text:change-end text:change-id="ct119649712"/></text:p>
          </table:table-cell>
        </table:table-row>
      </table:table>
      <text:list xml:id="list100939721034362" text:continue-numbering="true" text:style-name="Outline">
        <text:list-item>
          <text:list>
            <text:list-item>
              <text:h text:style-name="Heading_20_2" text:outline-level="2">*<text:bookmark-start text:name="tst"/>TST<text:bookmark-end text:name="tst"/>?</text:h>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P6">*TST?</text:p>
          </table:table-cell>
        </table:table-row>
        <table:table-row>
          <table:table-cell table:style-name="Table2.A1" office:value-type="string">
            <text:p text:style-name="P1">Description</text:p>
          </table:table-cell>
          <table:table-cell table:style-name="Table2.A1" office:value-type="string">
            <text:p text:style-name="P1">Self-Test Query. The self-test query causes an internal self-test and places a response into the Output Queue indicating whether or not the PSU completed the self-test without any detected errors.</text:p>
            <text:p text:style-name="P1"/>
            <text:p text:style-name="note">Ensure that all terminal connections are removed while the internal self-test is being <text:span text:style-name="T1">performed.</text:span></text:p>
            <text:p text:style-name="P5"/>
            <text:p text:style-name="P5">If an active Ethernet connection exists, testing of Ethernet controller will be skipped. You can use <text:a xlink:type="simple" xlink:href="http://www.envox.hr/eez/bench-power-supply/psu-scpi-reference-manual/psu-scpi-subsystem-command-reference/psu-scpi-diagnostic.html#diag_test" text:style-name="Internet_20_link" text:visited-style-name="Visited_20_Internet_20_Link">DIAGnostic[:INFOrmation]:TEST?</text:a> for query detailed report of the latest self-test. </text:p>
            <text:p text:style-name="P5"/>
            <text:p text:style-name="P5">If fan is installed and not running this command will start it for the short time to obtain speed information.</text:p>
          </table:table-cell>
        </table:table-row>
        <table:table-row>
          <table:table-cell table:style-name="Table2.A1" office:value-type="string">
            <text:p text:style-name="P1">Return</text:p>
          </table:table-cell>
          <table:table-cell table:style-name="Table2.A1" office:value-type="string">
            <text:p text:style-name="P1">0 or 1 depends of the self-test results.<text:span text:style-name="T3"> See also </text:span><text:a xlink:type="simple" xlink:href="http://www.envox.hr/eez/bench-power-supply/psu-scpi-reference-manual/psu-scpi-subsystem-command-reference/psu-scpi-diagnostic.html#diag_test" text:style-name="Internet_20_link" text:visited-style-name="Visited_20_Internet_20_Link"><text:span text:style-name="T3">DIAGnostic[:INFOrmation]:TEST?</text:span></text:a><text:span text:style-name="T3">.</text:span></text:p>
          </table:table-cell>
        </table:table-row>
        <table:table-row table:style-name="Table2.4">
          <table:table-cell table:style-name="Table2.A4" office:value-type="string">
            <text:p text:style-name="Default_5f_ntt"><text:span text:style-name="T5">Usage</text:span><text:span text:style-name="T6"> </text:span><text:soft-page-break/><text:span text:style-name="T5">example</text:span></text:p>
          </table:table-cell>
          <table:table-cell table:style-name="Table2.A4" office:value-type="string">
            <text:p text:style-name="P1">If all tests passed:</text:p>
            <text:p text:style-name="cmd_5f_code_20_Start"><text:soft-page-break/>*TST?</text:p>
            <text:p text:style-name="cmd_5f_code_20_End">0</text:p>
            <text:p text:style-name="P1">If one or more tests failed:</text:p>
            <text:p text:style-name="cmd_5f_code_20_Start">*TST?</text:p>
            <text:p text:style-name="P7">1</text:p>
          </table:table-cell>
        </table:table-row>
        <table:table-row table:style-name="Table2.4">
          <table:table-cell table:style-name="Table2.A4" office:value-type="string">
            <text:p text:style-name="P11">Related Commands</text:p>
          </table:table-cell>
          <table:table-cell table:style-name="Table2.A4" office:value-type="string">
            <text:p text:style-name="P1">DIAGnostic[:INFOrmation]:TEST?</text:p>
            <text:p text:style-name="P1">SYSTem:BEEP:STATe</text:p>
          </table:table-cell>
        </table:table-row>
      </table:table>
      <text:list xml:id="list100941089018491"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1"><text:change-start text:change-id="ct120265872"/>Syntax<text:change-end text:change-id="ct120265872"/></text:p>
          </table:table-cell>
          <table:table-cell table:style-name="Table3.A1" office:value-type="string">
            <text:p text:style-name="P21"><text:change-start text:change-id="ct120250480"/>*WAI<text:change-end text:change-id="ct120250480"/></text:p>
          </table:table-cell>
        </table:table-row>
        <table:table-row>
          <table:table-cell table:style-name="Table3.A1" office:value-type="string">
            <text:p text:style-name="P1"><text:change-start text:change-id="ct116405936"/>Description<text:change-end text:change-id="ct116405936"/></text:p>
          </table:table-cell>
          <table:table-cell table:style-name="Table3.A1" office:value-type="string">
            <text:p text:style-name="P1"><text:change-start text:change-id="ct118121936"/>Wait-to-Continue Command causes the PSU to wait until all pending commands are completed, before executing any other commands. </text:p>
            <text:p text:style-name="Standard"/>
            <text:p text:style-name="P1">Pending operations are as defined under the *OPC command. <text:change-end text:change-id="ct118121936"/></text:p>
          </table:table-cell>
        </table:table-row>
        <table:table-row>
          <table:table-cell table:style-name="Table3.A1" office:value-type="string">
            <text:p text:style-name="P1"><text:change-start text:change-id="ct121543952"/>Return<text:change-end text:change-id="ct121543952"/></text:p>
          </table:table-cell>
          <table:table-cell table:style-name="Table3.A1" office:value-type="string">
            <text:p text:style-name="P3"><text:change-start text:change-id="ct117672304"/>None<text:change-end text:change-id="ct117672304"/></text:p>
          </table:table-cell>
        </table:table-row>
        <table:table-row table:style-name="Table3.4">
          <table:table-cell table:style-name="Table3.A4" office:value-type="string">
            <text:p text:style-name="Default_5f_ntt"><text:change-start text:change-id="ct121548368"/><text:span text:style-name="T5">Usage</text:span><text:span text:style-name="T6"> </text:span><text:span text:style-name="T5">example</text:span><text:change-end text:change-id="ct121548368"/></text:p>
          </table:table-cell>
          <table:table-cell table:style-name="Table3.A4" office:value-type="string">
            <text:p text:style-name="P1"><text:change-start text:change-id="ct116936704"/>For example, the *WAI command can be used to make a voltage measurement after an OUTPut ON command has completed:</text:p>
            <text:p text:style-name="P22">OUTPut ON;*WAI;:MEASure:VOLTage?<text:change-end text:change-id="ct116936704"/></text:p>
          </table:table-cell>
        </table:table-row>
        <table:table-row table:style-name="Table3.4">
          <table:table-cell table:style-name="Table3.A4" office:value-type="string">
            <text:p text:style-name="P11"><text:change-start text:change-id="ct117502608"/>Related Commands<text:change-end text:change-id="ct117502608"/></text:p>
          </table:table-cell>
          <table:table-cell table:style-name="Table3.A4" office:value-type="string">
            <text:p text:style-name="Standard"><text:change-start text:change-id="ct118034000"/>*OPC<text:change-end text:change-id="ct118034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4. Common command reference</dc:title>
    <meta:document-statistic meta:table-count="13" meta:image-count="0" meta:object-count="0" meta:page-count="6" meta:paragraph-count="286" meta:word-count="1534" meta:character-count="10236" meta:non-whitespace-character-count="9010"/>
    <meta:user-defined meta:name="WebPublish_HTML_Profile">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